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ea8e" officeooo:paragraph-rsid="0019ea8e"/>
    </style:style>
    <style:style style:name="P2" style:family="paragraph" style:parent-style-name="Standard">
      <style:text-properties officeooo:rsid="001b654f" officeooo:paragraph-rsid="001b654f"/>
    </style:style>
    <style:style style:name="P3" style:family="paragraph" style:parent-style-name="Standard">
      <style:text-properties officeooo:rsid="001e203c" officeooo:paragraph-rsid="001e203c"/>
    </style:style>
    <style:style style:name="P4" style:family="paragraph" style:parent-style-name="Standard">
      <style:text-properties officeooo:rsid="001e6b1f" officeooo:paragraph-rsid="001e6b1f"/>
    </style:style>
    <style:style style:name="P5" style:family="paragraph" style:parent-style-name="Standard">
      <style:text-properties officeooo:rsid="002023e6" officeooo:paragraph-rsid="002023e6"/>
    </style:style>
    <style:style style:name="P6" style:family="paragraph" style:parent-style-name="Standard">
      <style:text-properties officeooo:rsid="00209bc6" officeooo:paragraph-rsid="00209bc6"/>
    </style:style>
    <style:style style:name="P7" style:family="paragraph" style:parent-style-name="Standard">
      <style:text-properties officeooo:rsid="002169db" officeooo:paragraph-rsid="002169db"/>
    </style:style>
    <style:style style:name="P8" style:family="paragraph" style:parent-style-name="Standard">
      <style:text-properties officeooo:rsid="0022d43b" officeooo:paragraph-rsid="0022d43b"/>
    </style:style>
    <style:style style:name="P9" style:family="paragraph" style:parent-style-name="Standard">
      <style:text-properties officeooo:rsid="0023df27" officeooo:paragraph-rsid="0023df27"/>
    </style:style>
    <style:style style:name="P10" style:family="paragraph" style:parent-style-name="Standard">
      <style:text-properties officeooo:rsid="0025590e" officeooo:paragraph-rsid="0025590e"/>
    </style:style>
    <style:style style:name="P11" style:family="paragraph" style:parent-style-name="Standard">
      <style:text-properties officeooo:rsid="00260300" officeooo:paragraph-rsid="00260300"/>
    </style:style>
    <style:style style:name="P12" style:family="paragraph" style:parent-style-name="Standard">
      <style:text-properties officeooo:rsid="00271cbc" officeooo:paragraph-rsid="00271cbc"/>
    </style:style>
    <style:style style:name="T1" style:family="text">
      <style:text-properties officeooo:rsid="001bcae6"/>
    </style:style>
    <style:style style:name="T2" style:family="text">
      <style:text-properties officeooo:rsid="001dbdf2"/>
    </style:style>
    <style:style style:name="T3" style:family="text">
      <style:text-properties officeooo:rsid="001e6b1f"/>
    </style:style>
    <style:style style:name="T4" style:family="text">
      <style:text-properties officeooo:rsid="00209bc6"/>
    </style:style>
    <style:style style:name="T5" style:family="text">
      <style:text-properties officeooo:rsid="0022d43b"/>
    </style:style>
    <style:style style:name="T6" style:family="text">
      <style:text-properties officeooo:rsid="0023d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gregate Functions</text:p>
      <text:p text:style-name="P1"/>
      <text:p text:style-name="P2">1.count function.</text:p>
      <text:p text:style-name="P2"><text:s text:c="3"/>Count function are used to count the number of records in a table.</text:p>
      <text:p text:style-name="P2"><text:s text:c="3"/>Example : - select count(*) from student;</text:p>
      <text:p text:style-name="P2"><text:tab/>return the total number of rows that are presented in student table.</text:p>
      <text:p text:style-name="P2"><text:s text:c="2"/><text:span text:style-name="T1">Example : - select count(first_name) from student where first_name = ‘jhon’;</text:span></text:p>
      <text:p text:style-name="P2"><text:tab/><text:span text:style-name="T2">return the total number of rows those first name is JHON.</text:span></text:p>
      <text:p text:style-name="P2"/>
      <text:p text:style-name="P3">2.<text:span text:style-name="T3">min and </text:span>max function.</text:p>
      <text:p text:style-name="P4">Max function</text:p>
      <text:p text:style-name="P4">Max function are used to return the maxinum value of records in a table.</text:p>
      <text:p text:style-name="P4">Example : - <text:s/>select max(buy_items) from customers_records;</text:p>
      <text:p text:style-name="P4">Min function </text:p>
      <text:p text:style-name="P4">min function are used to return mininum value of records in a table.</text:p>
      <text:p text:style-name="P4">Example : - select min(salary) from employees.</text:p>
      <text:p text:style-name="P4"/>
      <text:p text:style-name="P5">3.<text:span text:style-name="T4">avg function.</text:span></text:p>
      <text:p text:style-name="P6">Avg function are used to find the average values.</text:p>
      <text:p text:style-name="P6">Example : - select id,name,avg(salary) from company group by name;</text:p>
      <text:p text:style-name="P6"/>
      <text:p text:style-name="P7">4.<text:span text:style-name="T5">sum function.</text:span></text:p>
      <text:p text:style-name="P8">Sum function are used to sum records of the any columns.</text:p>
      <text:p text:style-name="P8"/>
      <text:p text:style-name="P8">5. <text:span text:style-name="T6">How to find age , with the given dob??</text:span></text:p>
      <text:p text:style-name="P9">Ans: - using the age function .</text:p>
      <text:p text:style-name="P9">Example : - age(now(),column name of dob)</text:p>
      <text:p text:style-name="P2"/>
      <text:p text:style-name="P10">6.array function</text:p>
      <text:p text:style-name="P10">ARRAY_AGG function is used to concatenate the input values including null into an array.</text:p>
      <text:p text:style-name="P11">Example : -select array_agg(test) from patients_records;</text:p>
      <text:p text:style-name="P11"><text:s text:c="38"/>array_agg <text:s text:c="37"/></text:p>
      <text:p text:style-name="P11">-------------------------------------------------------------------------------------</text:p>
      <text:p text:style-name="P11"><text:s/>{"blood text","no test","no test",x-ray,"no test","skin test","body check up test"}</text:p>
      <text:p text:style-name="P11">(1 row)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1:19:08.300515579</meta:creation-date>
    <meta:generator>LibreOffice/6.0.7.3$Linux_X86_64 LibreOffice_project/00m0$Build-3</meta:generator>
    <dc:date>2021-05-17T11:54:16.222030755</dc:date>
    <meta:editing-duration>PT35M1S</meta:editing-duration>
    <meta:editing-cycles>15</meta:editing-cycles>
    <meta:document-statistic meta:table-count="0" meta:image-count="0" meta:object-count="0" meta:page-count="1" meta:paragraph-count="29" meta:word-count="200" meta:character-count="1381" meta:non-whitespace-character-count="1121"/>
  </office:meta>
</office:document-meta>
</file>